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mm"/>
    </style:style>
    <style:style style:name="co2" style:family="table-column">
      <style:table-column-properties fo:break-before="auto" style:column-width="191.61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6.37mm"/>
    </style:style>
    <style:style style:name="co6" style:family="table-column">
      <style:table-column-properties fo:break-before="auto" style:column-width="245.09mm"/>
    </style:style>
    <style:style style:name="co7" style:family="table-column">
      <style:table-column-properties fo:break-before="auto" style:column-width="224.54mm"/>
    </style:style>
    <style:style style:name="co8" style:family="table-column">
      <style:table-column-properties fo:break-before="auto" style:column-width="180.48mm"/>
    </style:style>
    <style:style style:name="co9" style:family="table-column">
      <style:table-column-properties fo:break-before="auto" style:column-width="5.94mm"/>
    </style:style>
    <style:style style:name="co10" style:family="table-column">
      <style:table-column-properties fo:break-before="auto" style:column-width="140.86mm"/>
    </style:style>
    <style:style style:name="co11" style:family="table-column">
      <style:table-column-properties fo:break-before="auto" style:column-width="44.56mm"/>
    </style:style>
    <style:style style:name="co12" style:family="table-column">
      <style:table-column-properties fo:break-before="auto" style:column-width="70.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59.41mm"/>
    </style:style>
    <style:style style:name="co15" style:family="table-column">
      <style:table-column-properties fo:break-before="auto" style:column-width="32.68mm"/>
    </style:style>
    <style:style style:name="co16" style:family="table-column">
      <style:table-column-properties fo:break-before="auto" style:column-width="46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00"/>
    </style:style>
    <style:style style:name="ce1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b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bf00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Всег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office:value-type="string" calcext:value-type="string">
            <text:p>5.</text:p>
          </table:table-cell>
          <table:table-cell table:style-name="ce16" office:value-type="string" calcext:value-type="string">
            <text:p>Нефтедобывающая промышленность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table:style-name="ce16" office:value-type="string" calcext:value-type="string">
            <text:p>Нефтеперерабатывающая промышленность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table:style-name="ce16" office:value-type="string" calcext:value-type="string">
            <text:p>Газовая промышленность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table:style-name="ce16" office:value-type="string" calcext:value-type="string">
            <text:p>Угольная промышленность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24.</text:p>
          </table:table-cell>
          <table:table-cell table:style-name="ce16" office:value-type="string" calcext:value-type="string">
            <text:p>Сельскохозяйственное производство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27.</text:p>
          </table:table-cell>
          <table:table-cell table:style-name="ce16" office:value-type="string" calcext:value-type="string">
            <text:p>Железнодорожный транспорт</text:p>
          </table:table-cell>
          <table:table-cell office:value-type="float" office:value="51110" calcext:value-type="float">
            <text:p>51110</text:p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table:style-name="ce16" office:value-type="string" calcext:value-type="string">
            <text:p>Трамвайный транспорт</text:p>
          </table:table-cell>
          <table:table-cell office:value-type="float" office:value="51112" calcext:value-type="float">
            <text:p>51112</text:p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table:style-name="ce16" office:value-type="string" calcext:value-type="string">
            <text:p>Автомобильное хозяйство</text:p>
          </table:table-cell>
          <table:table-cell office:value-type="float" office:value="51121" calcext:value-type="float">
            <text:p>51121</text:p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table:style-name="ce16" office:value-type="string" calcext:value-type="string">
            <text:p>Троллейбусный транспорт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table:style-name="ce16" office:value-type="string" calcext:value-type="string">
            <text:p>Магистральный трубопроводной транспорт</text:p>
          </table:table-cell>
          <table:table-cell office:value-type="float" office:value="51130" calcext:value-type="float">
            <text:p>51130</text:p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table:style-name="ce16" office:value-type="string" calcext:value-type="string">
            <text:p>Морской транспорт</text:p>
          </table:table-cell>
          <table:table-cell office:value-type="float" office:value="51210" calcext:value-type="float">
            <text:p>51210</text:p>
          </table:table-cell>
        </table:table-row>
        <table:table-row table:style-name="ro1">
          <table:table-cell office:value-type="string" calcext:value-type="string">
            <text:p>33.</text:p>
          </table:table-cell>
          <table:table-cell table:style-name="ce16" office:value-type="string" calcext:value-type="string">
            <text:p>Внутренний водный транспорт</text:p>
          </table:table-cell>
          <table:table-cell office:value-type="float" office:value="51220" calcext:value-type="float">
            <text:p>51220</text:p>
          </table:table-cell>
        </table:table-row>
        <table:table-row table:style-name="ro1">
          <table:table-cell office:value-type="string" calcext:value-type="string">
            <text:p>34.</text:p>
          </table:table-cell>
          <table:table-cell table:style-name="ce16" office:value-type="string" calcext:value-type="string">
            <text:p>Авиационный транспорт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office:value-type="string" calcext:value-type="string">
            <text:p>36.</text:p>
          </table:table-cell>
          <table:table-cell table:style-name="ce16" office:value-type="string" calcext:value-type="string">
            <text:p>Почтовая связь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office:value-type="string" calcext:value-type="string">
            <text:p>37.</text:p>
          </table:table-cell>
          <table:table-cell table:style-name="ce16" office:value-type="string" calcext:value-type="string">
            <text:p>Электро- и радиосвязь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2">
          <table:table-cell office:value-type="string" calcext:value-type="string">
            <text:p>39.</text:p>
          </table:table-cell>
          <table:table-cell table:style-name="ce16" office:value-type="string" calcext:value-type="string">
            <text:p>Общестроительные и специализированные организации, осуществляющие строительные, монтажные и другие работы подрядным и хозяйственным способом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40.</text:p>
          </table:table-cell>
          <table:table-cell table:style-name="ce16" office:value-type="string" calcext:value-type="string">
            <text:p>Организации, осуществляющие капитальный ремонт зданий и сооружений производственного назначения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string" calcext:value-type="string">
            <text:p>41.</text:p>
          </table:table-cell>
          <table:table-cell table:style-name="ce16" office:value-type="string" calcext:value-type="string">
            <text:p>Организации, осуществляющие ремонт зданий и сооружений непроизводственного назначения, ремонт и строительство жилищ (квартир) по заказам населения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42.</text:p>
          </table:table-cell>
          <table:table-cell table:style-name="ce16" office:value-type="string" calcext:value-type="string">
            <text:p>Организации, осуществляющие эксплуатационное бурение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43.</text:p>
          </table:table-cell>
          <table:table-cell table:style-name="ce16" office:value-type="string" calcext:value-type="string">
            <text:p>Проектные, проектно - изыскательские и изыскательские организации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office:value-type="string" calcext:value-type="string">
            <text:p>45.</text:p>
          </table:table-cell>
          <table:table-cell table:style-name="ce16" office:value-type="string" calcext:value-type="string">
            <text:p>Внешняя торговля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string" calcext:value-type="string">
            <text:p>46.</text:p>
          </table:table-cell>
          <table:table-cell table:style-name="ce16" office:value-type="string" calcext:value-type="string">
            <text:p>Оптовая торговля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office:value-type="string" calcext:value-type="string">
            <text:p>47.</text:p>
          </table:table-cell>
          <table:table-cell table:style-name="ce16" office:value-type="string" calcext:value-type="string">
            <text:p>Розничная торговля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office:value-type="string" calcext:value-type="string">
            <text:p>48.</text:p>
          </table:table-cell>
          <table:table-cell table:style-name="ce16" office:value-type="string" calcext:value-type="string">
            <text:p>Общественное питание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style-name="ce15"/>
          <table:table-cell office:value-type="string" calcext:value-type="string">
            <text:p>в том числе:</text:p>
          </table:table-cell>
          <table:table-cell table:style-name="ce15"/>
        </table:table-row>
        <table:table-row table:style-name="ro1">
          <table:table-cell office:value-type="string" calcext:value-type="string">
            <text:p>57.</text:p>
          </table:table-cell>
          <table:table-cell table:style-name="ce16"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string" calcext:value-type="string">
            <text:p>58.</text:p>
          </table:table-cell>
          <table:table-cell table:style-name="ce16"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string" calcext:value-type="string">
            <text:p>59.</text:p>
          </table:table-cell>
          <table:table-cell table:style-name="ce16"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61.</text:p>
          </table:table-cell>
          <table:table-cell table:style-name="ce16" office:value-type="string" calcext:value-type="string">
            <text:p>Туризм</text:p>
          </table:table-cell>
          <table:table-cell office:value-type="float" office:value="91620" calcext:value-type="float">
            <text:p>91620</text:p>
          </table:table-cell>
        </table:table-row>
        <table:table-row table:style-name="ro1">
          <table:table-cell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67.</text:p>
          </table:table-cell>
          <table:table-cell table:style-name="ce16" office:value-type="string" calcext:value-type="string">
            <text:p>Государственное управление и местное самоуправление</text:p>
          </table:table-cell>
          <table:table-cell office:value-type="float" office:value="97005" calcext:value-type="float">
            <text:p>97005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2" table:style-name="ta1">
        <table:table-column table:style-name="co1" table:default-cell-style-name="ce14"/>
        <table:table-column table:style-name="co5" table:default-cell-style-name="ce14"/>
        <table:table-column table:style-name="co4" table:default-cell-style-name="ce14"/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3" table:style-name="ta2">
        <table:table-column table:style-name="co6" table:default-cell-style-name="ce18"/>
        <table:table-row table:style-name="ro1">
          <table:table-cell table:style-name="ce17" office:value-type="string" calcext:value-type="string">
            <text:p>РАЗДЕЛ A. Сельское, лесное хозяйство, охота, рыболовство и рыбоводство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1" xlink:type="simple">01. Растениеводство и животноводство, охота и предоставление соответствующих услуг в этих областя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2" xlink:type="simple">02. Лесоводство и лесозаготов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3" xlink:type="simple">03. Рыболовство и рыбоводство</text:a></text:p>
          </table:table-cell>
        </table:table-row>
        <table:table-row table:style-name="ro1">
          <table:table-cell table:style-name="ce17" office:value-type="string" calcext:value-type="string">
            <text:p>РАЗДЕЛ B. Добыча полезных ископаемых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5" xlink:type="simple">05. Добыча угл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6" xlink:type="simple">06. Добыча сырой нефти и природного газ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7" xlink:type="simple">07. Добыча металлических руд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8" xlink:type="simple">08. Добыча прочих полезных ископаемы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9" xlink:type="simple">09. Предоставление услуг в области добычи полезных ископаемых</text:a></text:p>
          </table:table-cell>
        </table:table-row>
        <table:table-row table:style-name="ro1">
          <table:table-cell table:style-name="ce17" office:value-type="string" calcext:value-type="string">
            <text:p>РАЗДЕЛ C. Обрабатывающие производства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0" xlink:type="simple">10. Производство пищевых 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1" xlink:type="simple">11. Производство напитк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2" xlink:type="simple">12. Производство табач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3" xlink:type="simple">13. Производство текстиль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4" xlink:type="simple">14. Производство одежд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5" xlink:type="simple">15. Производство кожи и изделий из кож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6" xlink:type="simple">16. Обработка древесины и производство изделий из дерева и пробки, кроме мебели, производство изделий из соломки и материалов для плет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7" xlink:type="simple">17. Производство бумаги и бумаж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8" xlink:type="simple">18. Деятельность полиграфическая и копирование носителей информаци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9" xlink:type="simple">19. Производство кокса и нефте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0" xlink:type="simple">20. Производство химических веществ и химических 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1" xlink:type="simple">21. Производство лекарственных средств и материалов, применяемых в медицинских целя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2" xlink:type="simple">22. Производство резиновых и пластмассов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3" xlink:type="simple">23. Производство прочей неметаллической минеральной продукци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4" xlink:type="simple">24. Производство металлургическое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5" xlink:type="simple">25. Производство готовых металлических изделий, кроме машин и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7" xlink:type="simple">27. Производство электрического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8" xlink:type="simple">28. Производство машин и оборудования, не включенных в другие группиров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9" xlink:type="simple">29. Производство автотранспортных средств, прицепов и полуприцеп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0" xlink:type="simple">30. Производство прочих транспортных средств и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1" xlink:type="simple">31. Производство мебел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2" xlink:type="simple">32. Производство прочих готов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3" xlink:type="simple">33. Ремонт и монтаж машин и оборудования</text:a></text:p>
          </table:table-cell>
        </table:table-row>
        <table:table-row table:style-name="ro1">
          <table:table-cell table:style-name="ce17" office:value-type="string" calcext:value-type="string">
            <text:p>РАЗДЕЛ D. Обеспечение электрической энергией, газом и паром; кондиционирование воздуха</text:p>
          </table:table-cell>
        </table:table-row>
        <table:table-row table:style-name="ro1">
          <table:table-cell office:value-type="string" calcext:value-type="string">
            <text:p><text:a xlink:href="https://xn--b1aeqp1f.xn--p1ai/razdel-d-kod-35" xlink:type="simple">35. Обеспечение электрической энергией, газом и паром; кондиционирование воздуха</text:a></text:p>
          </table:table-cell>
        </table:table-row>
        <table:table-row table:style-name="ro1">
          <table:table-cell table:style-name="ce17" office:value-type="string" calcext:value-type="string">
            <text:p>РАЗДЕЛ E. Водоснабжение; водоотведение, организация сбора и утилизации отходов, деятельность по ликвидации загрязнений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6" xlink:type="simple">36. Забор, очистка и распределение вод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7" xlink:type="simple">37. Сбор и обработка сточных вод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8" xlink:type="simple">38. Сбор, обработка и утилизация отходов; обработка вторичного сырь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9" xlink:type="simple">39. Предоставление услуг в области ликвидации последствий загрязнений и прочих услуг, связанных с удалением отходов</text:a></text:p>
          </table:table-cell>
        </table:table-row>
        <table:table-row table:style-name="ro1">
          <table:table-cell table:style-name="ce17" office:value-type="string" calcext:value-type="string">
            <text:p>РАЗДЕЛ F. Строительство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1" xlink:type="simple">41. Строительство зда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2" xlink:type="simple">42. Строительство инженерных сооруже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3" xlink:type="simple">43. Работы строительные специализированные</text:a></text:p>
          </table:table-cell>
        </table:table-row>
        <table:table-row table:style-name="ro1">
          <table:table-cell table:style-name="ce17" office:value-type="string" calcext:value-type="string">
            <text:p>РАЗДЕЛ G. Торговля оптовая и розничная; ремонт автотранспортных средств и мотоциклов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5" xlink:type="simple">45. Торговля оптовая и розничная автотранспортными средствами и мотоциклами и их ремонт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6" xlink:type="simple">46. Торговля оптовая, кроме оптовой торговли автотранспортными средствами и мотоциклам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7" xlink:type="simple">47. Торговля розничная, кроме торговли автотранспортными средствами и мотоциклами</text:a></text:p>
          </table:table-cell>
        </table:table-row>
        <table:table-row table:style-name="ro1">
          <table:table-cell table:style-name="ce17" office:value-type="string" calcext:value-type="string">
            <text:p>РАЗДЕЛ H. Транспортировка и хране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49" xlink:type="simple">49. Деятельность сухопутного и трубопроводн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0" xlink:type="simple">50. Деятельность водн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1" xlink:type="simple">51. Деятельность воздушного и космическ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2" xlink:type="simple">52. Складское хозяйство и вспомогательная транспортная деятельность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3" xlink:type="simple">53. Деятельность почтовой связи и курьерская деятельность</text:a></text:p>
          </table:table-cell>
        </table:table-row>
        <table:table-row table:style-name="ro1">
          <table:table-cell table:style-name="ce17" office:value-type="string" calcext:value-type="string">
            <text:p>РАЗДЕЛ I. Деятельность гостиниц и предприятий общественного питания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55" xlink:type="simple">55. Деятельность по предоставлению мест для временного прожи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56" xlink:type="simple">56. Деятельность по предоставлению продуктов питания и напитков</text:a></text:p>
          </table:table-cell>
        </table:table-row>
        <table:table-row table:style-name="ro1">
          <table:table-cell table:style-name="ce17" office:value-type="string" calcext:value-type="string">
            <text:p>РАЗДЕЛ J. Деятельность в области информации и связи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58" xlink:type="simple">58. Деятельность издательска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59" xlink:type="simple">59. Производство кинофильмов, видеофильмов и телевизионных программ, издание звукозаписей и нот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0" xlink:type="simple">60. Деятельность в области телевизионного и радиовещ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1" xlink:type="simple">61. Деятельность в сфере телекоммуникац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2" xlink:type="simple">62. Разработка компьютерного программного обеспечения, консультационные услуги в данной области и другие сопутствующие услуг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3" xlink:type="simple">63. Деятельность в области информационных технологий</text:a></text:p>
          </table:table-cell>
        </table:table-row>
        <table:table-row table:style-name="ro1">
          <table:table-cell table:style-name="ce17" office:value-type="string" calcext:value-type="string">
            <text:p>РАЗДЕЛ K. Деятельность финансовая и страховая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4" xlink:type="simple">64. Деятельность по предоставлению финансовых услуг, кроме услуг по страхованию и пенсионному обеспечению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5" xlink:type="simple">65. Страхование, перестрахование, деятельность негосударственных пенсионных фондов, кроме обязательного социального обеспеч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6" xlink:type="simple">66. Деятельность вспомогательная в сфере финансовых услуг и страхования</text:a></text:p>
          </table:table-cell>
        </table:table-row>
        <table:table-row table:style-name="ro1">
          <table:table-cell table:style-name="ce17" office:value-type="string" calcext:value-type="string">
            <text:p>РАЗДЕЛ L. Деятельность по операциям с недвижимым имуществом</text:p>
          </table:table-cell>
        </table:table-row>
        <table:table-row table:style-name="ro1">
          <table:table-cell office:value-type="string" calcext:value-type="string">
            <text:p><text:a xlink:href="https://xn--b1aeqp1f.xn--p1ai/razdel-l-kod-68" xlink:type="simple">68. Операции с недвижимым имуществом</text:a></text:p>
          </table:table-cell>
        </table:table-row>
        <table:table-row table:style-name="ro1">
          <table:table-cell table:style-name="ce17" office:value-type="string" calcext:value-type="string">
            <text:p>РАЗДЕЛ M. Деятельность профессиональная, научная и техническая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69" xlink:type="simple">69. Деятельность в области права и бухгалтерского уче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0" xlink:type="simple">70. Деятельность головных офисов; консультирование по вопросам управл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1" xlink:type="simple">71. Деятельность в области архитектуры и инженерно-технического проектирования; технических испытаний, исследований и анализ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2" xlink:type="simple">72. Научные исследования и разработ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3" xlink:type="simple">73. Деятельность рекламная и исследование конъюнктуры рынк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4" xlink:type="simple">74. Деятельность профессиональная научная и техническая проча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5" xlink:type="simple">75. Деятельность ветеринарная</text:a></text:p>
          </table:table-cell>
        </table:table-row>
        <table:table-row table:style-name="ro1">
          <table:table-cell table:style-name="ce17" office:value-type="string" calcext:value-type="string">
            <text:p>РАЗДЕЛ N. Деятельность административная и сопутствующие дополнительные услуги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7" xlink:type="simple">77. Аренда и лизинг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8" xlink:type="simple">78. Деятельность по трудоустройству и подбору персонал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9" xlink:type="simple">79. Деятельность туристических агентств и прочих организаций, предоставляющих услуги в сфере туризм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0" xlink:type="simple">80. Деятельность по обеспечению безопасности и проведению расследова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1" xlink:type="simple">81. Деятельность по обслуживанию зданий и территор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2" xlink:type="simple">82. Деятельность административно-хозяйственная, вспомогательная деятельность по обеспечению функционирования организации, деятельность по предоставлению прочих вспомогательных услуг для бизнеса</text:a></text:p>
          </table:table-cell>
        </table:table-row>
        <table:table-row table:style-name="ro1">
          <table:table-cell table:style-name="ce17" office:value-type="string" calcext:value-type="string">
            <text:p>РАЗДЕЛ O. Государственное управление и обеспечение военной безопасности; социальное обеспече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o-kod-84" xlink:type="simple">84. Деятельность органов государственного управления по обеспечению военной безопасности, обязательному социальному обеспечению</text:a></text:p>
          </table:table-cell>
        </table:table-row>
        <table:table-row table:style-name="ro1">
          <table:table-cell table:style-name="ce17" office:value-type="string" calcext:value-type="string">
            <text:p>РАЗДЕЛ P. Образова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p-kod-85" xlink:type="simple">85. Образование</text:a></text:p>
          </table:table-cell>
        </table:table-row>
        <table:table-row table:style-name="ro1">
          <table:table-cell table:style-name="ce17" office:value-type="string" calcext:value-type="string">
            <text:p>Раздел Q. Деятельность в области здравоохранения и социальных услуг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6" xlink:type="simple">86. Деятельность в области здравоохран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7" xlink:type="simple">87. Деятельность по уходу с обеспечением прожи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8" xlink:type="simple">88. Предоставление социальных услуг без обеспечения проживания</text:a></text:p>
          </table:table-cell>
        </table:table-row>
        <table:table-row table:style-name="ro1">
          <table:table-cell table:style-name="ce17" office:value-type="string" calcext:value-type="string">
            <text:p>РАЗДЕЛ R. Деятельность в области культуры, спорта, организации досуга и развлечений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0" xlink:type="simple">90. Деятельность творческая, деятельность в области искусства и организации развлече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1" xlink:type="simple">91. Деятельность библиотек, архивов, музеев и прочих объектов культур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2" xlink:type="simple">92. Деятельность по организации и проведению азартных игр и заключению пари, по организации и проведению лотере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3" xlink:type="simple">93. Деятельность в области спорта, отдыха и развлечений</text:a></text:p>
          </table:table-cell>
        </table:table-row>
        <table:table-row table:style-name="ro1">
          <table:table-cell table:style-name="ce17" office:value-type="string" calcext:value-type="string">
            <text:p>РАЗДЕЛ S. Предоставление прочих видов услуг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4" xlink:type="simple">94. Деятельность общественных организац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5" xlink:type="simple">95. Ремонт компьютеров, предметов личного потребления и хозяйственно-бытового назнач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6" xlink:type="simple">96. Деятельность по предоставлению прочих персональных услуг</text:a></text:p>
          </table:table-cell>
        </table:table-row>
        <table:table-row table:style-name="ro2">
          <table:table-cell table:style-name="ce17" office:value-type="string" calcext:value-type="string">
            <text:p>РАЗДЕЛ T. Деятельность домашних хозяйств как работодателей; недифференцированная деятельность частных домашних хозяйств по производству товаров и оказанию услуг для собственного потребления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97" xlink:type="simple">97. Деятельность домашних хозяйств с наемными работникам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98" xlink:type="simple">98. Деятельность недифференцированная частных домашних хозяйств по производству товаров и предоставлению услуг для собственного потребления</text:a></text:p>
          </table:table-cell>
        </table:table-row>
        <table:table-row table:style-name="ro1">
          <table:table-cell table:style-name="ce17" office:value-type="string" calcext:value-type="string">
            <text:p>РАЗДЕЛ U. Деятельность экстерриториальных организаций и органов</text:p>
          </table:table-cell>
        </table:table-row>
        <table:table-row table:style-name="ro1">
          <table:table-cell office:value-type="string" calcext:value-type="string">
            <text:p><text:a xlink:href="https://xn--b1aeqp1f.xn--p1ai/razdel-u-kod-99" xlink:type="simple">99. Деятельность экстерриториальных организаций и органов</text:a></text:p>
          </table:table-cell>
        </table:table-row>
      </table:table>
      <table:table table:name="Лист4" table:style-name="ta1">
        <table:table-column table:style-name="co7" table:default-cell-style-name="ce17"/>
        <table:table-row table:style-name="ro1">
          <table:table-cell office:value-type="string" calcext:value-type="string">
            <text:p>РАЗДЕЛ A. Сельское, лесное хозяйство, охота, рыболовство и рыбоводство</text:p>
          </table:table-cell>
        </table:table-row>
        <table:table-row table:style-name="ro1">
          <table:table-cell office:value-type="string" calcext:value-type="string">
            <text:p>РАЗДЕЛ B. Добыча полезных ископаемых</text:p>
          </table:table-cell>
        </table:table-row>
        <table:table-row table:style-name="ro1">
          <table:table-cell office:value-type="string" calcext:value-type="string">
            <text:p>РАЗДЕЛ C. Обрабатывающие производства</text:p>
          </table:table-cell>
        </table:table-row>
        <table:table-row table:style-name="ro1">
          <table:table-cell office:value-type="string" calcext:value-type="string">
            <text:p>РАЗДЕЛ D. Обеспечение электрической энергией, газом и паром; кондиционирование воздуха</text:p>
          </table:table-cell>
        </table:table-row>
        <table:table-row table:style-name="ro1">
          <table:table-cell office:value-type="string" calcext:value-type="string">
            <text:p>РАЗДЕЛ E. Водоснабжение; водоотведение, организация сбора и утилизации отходов, деятельность по ликвидации загрязнений</text:p>
          </table:table-cell>
        </table:table-row>
        <table:table-row table:style-name="ro1">
          <table:table-cell office:value-type="string" calcext:value-type="string">
            <text:p>РАЗДЕЛ F. Строительство</text:p>
          </table:table-cell>
        </table:table-row>
        <table:table-row table:style-name="ro1">
          <table:table-cell office:value-type="string" calcext:value-type="string">
            <text:p>РАЗДЕЛ G. Торговля оптовая и розничная; ремонт автотранспортных средств и мотоциклов</text:p>
          </table:table-cell>
        </table:table-row>
        <table:table-row table:style-name="ro1">
          <table:table-cell office:value-type="string" calcext:value-type="string">
            <text:p>РАЗДЕЛ H. Транспортировка и хранение</text:p>
          </table:table-cell>
        </table:table-row>
        <table:table-row table:style-name="ro1">
          <table:table-cell office:value-type="string" calcext:value-type="string">
            <text:p>РАЗДЕЛ I. Деятельность гостиниц и предприятий общественного питания</text:p>
          </table:table-cell>
        </table:table-row>
        <table:table-row table:style-name="ro1">
          <table:table-cell office:value-type="string" calcext:value-type="string">
            <text:p>РАЗДЕЛ J. Деятельность в области информации и связи</text:p>
          </table:table-cell>
        </table:table-row>
        <table:table-row table:style-name="ro1">
          <table:table-cell office:value-type="string" calcext:value-type="string">
            <text:p>РАЗДЕЛ K. Деятельность финансовая и страховая</text:p>
          </table:table-cell>
        </table:table-row>
        <table:table-row table:style-name="ro1">
          <table:table-cell office:value-type="string" calcext:value-type="string">
            <text:p>РАЗДЕЛ L. Деятельность по операциям с недвижимым имуществом</text:p>
          </table:table-cell>
        </table:table-row>
        <table:table-row table:style-name="ro1">
          <table:table-cell office:value-type="string" calcext:value-type="string">
            <text:p>РАЗДЕЛ M. Деятельность профессиональная, научная и техническая</text:p>
          </table:table-cell>
        </table:table-row>
        <table:table-row table:style-name="ro1">
          <table:table-cell office:value-type="string" calcext:value-type="string">
            <text:p>РАЗДЕЛ N. Деятельность административная и сопутствующие дополнительные услуги</text:p>
          </table:table-cell>
        </table:table-row>
        <table:table-row table:style-name="ro1">
          <table:table-cell office:value-type="string" calcext:value-type="string">
            <text:p>РАЗДЕЛ O. Государственное управление и обеспечение военной безопасности; социальное обеспечение</text:p>
          </table:table-cell>
        </table:table-row>
        <table:table-row table:style-name="ro1">
          <table:table-cell office:value-type="string" calcext:value-type="string">
            <text:p>РАЗДЕЛ P. Образование</text:p>
          </table:table-cell>
        </table:table-row>
        <table:table-row table:style-name="ro1">
          <table:table-cell office:value-type="string" calcext:value-type="string">
            <text:p>Раздел Q. Деятельность в области здравоохранения и социальных услуг</text:p>
          </table:table-cell>
        </table:table-row>
        <table:table-row table:style-name="ro1">
          <table:table-cell office:value-type="string" calcext:value-type="string">
            <text:p>РАЗДЕЛ R. Деятельность в области культуры, спорта, организации досуга и развлечений</text:p>
          </table:table-cell>
        </table:table-row>
        <table:table-row table:style-name="ro1">
          <table:table-cell office:value-type="string" calcext:value-type="string">
            <text:p>РАЗДЕЛ S. Предоставление прочих видов услуг</text:p>
          </table:table-cell>
        </table:table-row>
        <table:table-row table:style-name="ro2">
          <table:table-cell office:value-type="string" calcext:value-type="string">
            <text:p>РАЗДЕЛ T. Деятельность домашних хозяйств как работодателей; недифференцированная деятельность частных домашних хозяйств по производству товаров и оказанию услуг для собственного потребления</text:p>
          </table:table-cell>
        </table:table-row>
        <table:table-row table:style-name="ro1">
          <table:table-cell office:value-type="string" calcext:value-type="string">
            <text:p>РАЗДЕЛ U. Деятельность экстерриториальных организаций и органов</text:p>
          </table:table-cell>
        </table:table-row>
      </table:table>
      <table:table table:name="Лист5" table:style-name="ta1"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office:value-type="string" calcext:value-type="string">
            <text:p>5.</text:p>
          </table:table-cell>
          <table:table-cell table:style-name="ce16" office:value-type="string" calcext:value-type="string">
            <text:p>Нефтедобывающая промышленность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table:style-name="ce16" office:value-type="string" calcext:value-type="string">
            <text:p>Нефтеперерабатывающая промышленность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table:style-name="ce16" office:value-type="string" calcext:value-type="string">
            <text:p>Газовая промышленность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table:style-name="ce16" office:value-type="string" calcext:value-type="string">
            <text:p>Угольная промышленность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table:style-name="ce19"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table:style-name="ce19" office:value-type="string" calcext:value-type="string">
            <text:p>24.</text:p>
          </table:table-cell>
          <table:table-cell table:style-name="ce16" office:value-type="string" calcext:value-type="string">
            <text:p>Сельскохозяйственное производство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table:style-name="ce19"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style-name="ce19"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27.</text:p>
          </table:table-cell>
          <table:table-cell table:style-name="ce16" office:value-type="string" calcext:value-type="string">
            <text:p>Железнодорожный транспорт</text:p>
          </table:table-cell>
          <table:table-cell office:value-type="float" office:value="51110" calcext:value-type="float">
            <text:p>51110</text:p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table:style-name="ce16" office:value-type="string" calcext:value-type="string">
            <text:p>Трамвайный транспорт</text:p>
          </table:table-cell>
          <table:table-cell office:value-type="float" office:value="51112" calcext:value-type="float">
            <text:p>51112</text:p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table:style-name="ce16" office:value-type="string" calcext:value-type="string">
            <text:p>Автомобильное хозяйство</text:p>
          </table:table-cell>
          <table:table-cell office:value-type="float" office:value="51121" calcext:value-type="float">
            <text:p>51121</text:p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table:style-name="ce16" office:value-type="string" calcext:value-type="string">
            <text:p>Троллейбусный транспорт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table:style-name="ce16" office:value-type="string" calcext:value-type="string">
            <text:p>Магистральный трубопроводной транспорт</text:p>
          </table:table-cell>
          <table:table-cell office:value-type="float" office:value="51130" calcext:value-type="float">
            <text:p>51130</text:p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table:style-name="ce16" office:value-type="string" calcext:value-type="string">
            <text:p>Морской транспорт</text:p>
          </table:table-cell>
          <table:table-cell office:value-type="float" office:value="51210" calcext:value-type="float">
            <text:p>51210</text:p>
          </table:table-cell>
        </table:table-row>
        <table:table-row table:style-name="ro1">
          <table:table-cell office:value-type="string" calcext:value-type="string">
            <text:p>33.</text:p>
          </table:table-cell>
          <table:table-cell table:style-name="ce16" office:value-type="string" calcext:value-type="string">
            <text:p>Внутренний водный транспорт</text:p>
          </table:table-cell>
          <table:table-cell office:value-type="float" office:value="51220" calcext:value-type="float">
            <text:p>51220</text:p>
          </table:table-cell>
        </table:table-row>
        <table:table-row table:style-name="ro1">
          <table:table-cell office:value-type="string" calcext:value-type="string">
            <text:p>34.</text:p>
          </table:table-cell>
          <table:table-cell table:style-name="ce16" office:value-type="string" calcext:value-type="string">
            <text:p>Авиационный транспорт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table:style-name="ce19"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table:style-name="ce19" office:value-type="string" calcext:value-type="string">
            <text:p>36.</text:p>
          </table:table-cell>
          <table:table-cell table:style-name="ce16" office:value-type="string" calcext:value-type="string">
            <text:p>Почтовая связь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table:style-name="ce19" office:value-type="string" calcext:value-type="string">
            <text:p>37.</text:p>
          </table:table-cell>
          <table:table-cell table:style-name="ce16" office:value-type="string" calcext:value-type="string">
            <text:p>Электро- и радиосвязь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2">
          <table:table-cell office:value-type="string" calcext:value-type="string">
            <text:p>39.</text:p>
          </table:table-cell>
          <table:table-cell table:style-name="ce16" office:value-type="string" calcext:value-type="string">
            <text:p>Общестроительные и специализированные организации, осуществляющие строительные, монтажные и другие работы подрядным и хозяйственным способом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40.</text:p>
          </table:table-cell>
          <table:table-cell table:style-name="ce16" office:value-type="string" calcext:value-type="string">
            <text:p>Организации, осуществляющие капитальный ремонт зданий и сооружений производственного назначения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string" calcext:value-type="string">
            <text:p>41.</text:p>
          </table:table-cell>
          <table:table-cell table:style-name="ce16" office:value-type="string" calcext:value-type="string">
            <text:p>Организации, осуществляющие ремонт зданий и сооружений непроизводственного назначения, ремонт и строительство жилищ (квартир) по заказам населения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42.</text:p>
          </table:table-cell>
          <table:table-cell table:style-name="ce16" office:value-type="string" calcext:value-type="string">
            <text:p>Организации, осуществляющие эксплуатационное бурение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43.</text:p>
          </table:table-cell>
          <table:table-cell table:style-name="ce16" office:value-type="string" calcext:value-type="string">
            <text:p>Проектные, проектно - изыскательские и изыскательские организации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table:style-name="ce19"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office:value-type="string" calcext:value-type="string">
            <text:p>45.</text:p>
          </table:table-cell>
          <table:table-cell table:style-name="ce16" office:value-type="string" calcext:value-type="string">
            <text:p>Внешняя торговля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table:style-name="ce19" office:value-type="string" calcext:value-type="string">
            <text:p>46.</text:p>
          </table:table-cell>
          <table:table-cell table:style-name="ce16" office:value-type="string" calcext:value-type="string">
            <text:p>Оптовая торговля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table:style-name="ce19" office:value-type="string" calcext:value-type="string">
            <text:p>47.</text:p>
          </table:table-cell>
          <table:table-cell table:style-name="ce16" office:value-type="string" calcext:value-type="string">
            <text:p>Розничная торговля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table:style-name="ce19" office:value-type="string" calcext:value-type="string">
            <text:p>48.</text:p>
          </table:table-cell>
          <table:table-cell table:style-name="ce16" office:value-type="string" calcext:value-type="string">
            <text:p>Общественное питание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table:style-name="ce19"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style-name="ce20"/>
          <table:table-cell office:value-type="string" calcext:value-type="string">
            <text:p>в том числе:</text:p>
          </table:table-cell>
          <table:table-cell table:style-name="ce15"/>
        </table:table-row>
        <table:table-row table:style-name="ro1">
          <table:table-cell table:style-name="ce19" office:value-type="string" calcext:value-type="string">
            <text:p>57.</text:p>
          </table:table-cell>
          <table:table-cell table:style-name="ce16"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table:style-name="ce19" office:value-type="string" calcext:value-type="string">
            <text:p>58.</text:p>
          </table:table-cell>
          <table:table-cell table:style-name="ce16"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table:style-name="ce19" office:value-type="string" calcext:value-type="string">
            <text:p>59.</text:p>
          </table:table-cell>
          <table:table-cell table:style-name="ce16"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table:style-name="ce19"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61.</text:p>
          </table:table-cell>
          <table:table-cell table:style-name="ce16" office:value-type="string" calcext:value-type="string">
            <text:p>Туризм</text:p>
          </table:table-cell>
          <table:table-cell office:value-type="float" office:value="91620" calcext:value-type="float">
            <text:p>91620</text:p>
          </table:table-cell>
        </table:table-row>
        <table:table-row table:style-name="ro1">
          <table:table-cell table:style-name="ce19"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table:style-name="ce19"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table:style-name="ce20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table:style-name="ce19" office:value-type="string" calcext:value-type="string">
            <text:p>67.</text:p>
          </table:table-cell>
          <table:table-cell table:style-name="ce16" office:value-type="string" calcext:value-type="string">
            <text:p>Государственное управление и местное самоуправление</text:p>
          </table:table-cell>
          <table:table-cell office:value-type="float" office:value="97005" calcext:value-type="float">
            <text:p>97005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6" table:style-name="ta2">
        <table:table-column table:style-name="co9" table:default-cell-style-name="ce21"/>
        <table:table-column table:style-name="co10" table:default-cell-style-name="ce21"/>
        <table:table-column table:style-name="co11" table:default-cell-style-name="ce23"/>
        <table:table-column table:style-name="co4" table:default-cell-style-name="ce22"/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Сельское хозяйство</text:p>
          </table:table-cell>
          <table:table-cell office:value-type="string" calcext:value-type="string">
            <text:p>21100,21200, 21300,21400, 21500,29000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Обслуживание сельского хозяйства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Материально-техническое снабжение и сбыт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Информационно-вычислительное обслуживание</text:p>
          </table:table-cell>
          <table:table-cell office:value-type="float" office:value="82000" calcext:value-type="float">
            <text:p>82000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  <table:table-cell/>
        </table:table-row>
        <table:table-row table:style-name="ro3">
          <table:table-cell table:style-name="ce22" table:number-columns-repeated="3"/>
          <table:table-cell/>
        </table:table-row>
      </table:table>
      <table:table table:name="Административное деление" table:style-name="ta1">
        <table:table-column table:style-name="co12" table:default-cell-style-name="ce18"/>
        <table:table-column table:style-name="co13" table:default-cell-style-name="ce26"/>
        <table:table-column table:style-name="co14" table:default-cell-style-name="ce18"/>
        <table:table-row table:style-name="ro1">
          <table:table-cell table:style-name="ce24" office:value-type="string" calcext:value-type="string">
            <text:p>Название</text:p>
          </table:table-cell>
          <table:table-cell table:style-name="ce24" office:value-type="string" calcext:value-type="string">
            <text:p>Население</text:p>
          </table:table-cell>
          <table:table-cell table:style-name="ce24" office:value-type="string" calcext:value-type="string">
            <text:p>Центр</text:p>
          </table:table-cell>
        </table:table-row>
        <table:table-row table:style-name="ro1">
          <table:table-cell table:style-name="ce25" office:value-type="string" calcext:value-type="string" table:number-columns-spanned="3" table:number-rows-spanned="1">
            <text:p>Города республиканского значения (городские округа)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Черкесск (<text:a xlink:href="https://ru.wikipedia.org/wiki/Черкесский_городской_округ" xlink:type="simple">Черкесский городской округ</text:a>)</text:p>
          </table:table-cell>
          <table:table-cell office:value-type="string" calcext:value-type="string">
            <text:p>↗122 804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Черкесск" xlink:type="simple">Черкесск</text:a></text:p>
          </table:table-cell>
        </table:table-row>
        <table:table-row table:style-name="ro1">
          <table:table-cell office:value-type="string" calcext:value-type="string">
            <text:p>Карачаевск (<text:a xlink:href="https://ru.wikipedia.org/wiki/Карачаевский_городской_округ" xlink:type="simple">Карачаевский городской округ</text:a>)</text:p>
          </table:table-cell>
          <table:table-cell office:value-type="string" calcext:value-type="string">
            <text:p>↘38 490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Карачаевск" xlink:type="simple">Карачаевск</text:a></text:p>
          </table:table-cell>
        </table:table-row>
        <table:table-row table:style-name="ro1">
          <table:table-cell table:style-name="ce25" office:value-type="string" calcext:value-type="string" table:number-columns-spanned="3" table:number-rows-spanned="1">
            <text:p>Районы (муниципальные районы)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<text:a xlink:href="https://ru.wikipedia.org/wiki/Абазинский_район" xlink:type="simple">Абазинский район</text:a></text:p>
          </table:table-cell>
          <table:table-cell office:value-type="string" calcext:value-type="string">
            <text:p>↗17 643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Инжич-Чукун" xlink:type="simple">Инжич-Чукун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Адыге-Хабльский_район" xlink:type="simple">Адыге-Хабльский район</text:a></text:p>
          </table:table-cell>
          <table:table-cell office:value-type="string" calcext:value-type="string">
            <text:p>↘15 652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Адыге-Хабль" xlink:type="simple">Адыге-Хабль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Зеленчукский_район" xlink:type="simple">Зеленчукский район</text:a></text:p>
          </table:table-cell>
          <table:table-cell office:value-type="string" calcext:value-type="string">
            <text:p>↘48 117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таница <text:a xlink:href="https://ru.wikipedia.org/wiki/Зеленчукская" xlink:type="simple">Зеленчукская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Карачаевский_район" xlink:type="simple">Карачаевский район</text:a></text:p>
          </table:table-cell>
          <table:table-cell office:value-type="string" calcext:value-type="string">
            <text:p>↘31 697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Карачаевск" xlink:type="simple">Карачаевск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Малокарачаевский_район" xlink:type="simple">Малокарачаевский район</text:a></text:p>
          </table:table-cell>
          <table:table-cell office:value-type="string" calcext:value-type="string">
            <text:p>↘43 520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ело <text:a xlink:href="https://ru.wikipedia.org/wiki/Учкекен" xlink:type="simple">Учкекен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Ногайский_район_(Карачаево-Черкесия)" xlink:type="simple">Ногайский район</text:a></text:p>
          </table:table-cell>
          <table:table-cell office:value-type="string" calcext:value-type="string">
            <text:p>↘15 51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посёлок <text:a xlink:href="https://ru.wikipedia.org/wiki/Эркен-Шахар" xlink:type="simple">Эркен-Шахар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Прикубанский_район" xlink:type="simple">Прикубанский район</text:a></text:p>
          </table:table-cell>
          <table:table-cell office:value-type="string" calcext:value-type="string">
            <text:p>↘28 752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посёлок <text:a xlink:href="https://ru.wikipedia.org/wiki/Кавказский_(Карачаево-Черкесия)" xlink:type="simple">Кавказский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Урупский_район" xlink:type="simple">Урупский район</text:a></text:p>
          </table:table-cell>
          <table:table-cell office:value-type="string" calcext:value-type="string">
            <text:p>↘22 56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таница <text:a xlink:href="https://ru.wikipedia.org/wiki/Преградная_(станица)" xlink:type="simple">Преградная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Усть-Джегутинский_район" xlink:type="simple">Усть-Джегутинский район</text:a></text:p>
          </table:table-cell>
          <table:table-cell office:value-type="string" calcext:value-type="string">
            <text:p>↘49 993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Усть-Джегута" xlink:type="simple">Усть-Джегута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Хабезский_район" xlink:type="simple">Хабезский район</text:a></text:p>
          </table:table-cell>
          <table:table-cell office:value-type="string" calcext:value-type="string">
            <text:p>↘30 81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Хабез" xlink:type="simple">Хабез</text:a></text:p>
          </table:table-cell>
        </table:table-row>
      </table:table>
      <table:table table:name="Лист8" table:style-name="ta1"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мфц</text:p>
          </table:table-cell>
          <table:table-cell/>
        </table:table-row>
        <table:table-row table:style-name="ro1">
          <table:table-cell office:value-type="string" calcext:value-type="string">
            <text:p>образование</text:p>
          </table:table-cell>
          <table:table-cell/>
        </table:table-row>
        <table:table-row table:style-name="ro1">
          <table:table-cell office:value-type="string" calcext:value-type="string">
            <text:p>культура</text:p>
          </table:table-cell>
          <table:table-cell/>
        </table:table-row>
        <table:table-row table:style-name="ro1">
          <table:table-cell office:value-type="string" calcext:value-type="string">
            <text:p>управление</text:p>
          </table:table-cell>
          <table:table-cell office:value-type="string" calcext:value-type="string">
            <text:p>суд</text:p>
          </table:table-cell>
        </table:table-row>
        <table:table-row table:style-name="ro1">
          <table:table-cell office:value-type="string" calcext:value-type="string">
            <text:p>здравоохранение</text:p>
          </table:table-cell>
          <table:table-cell/>
        </table:table-row>
        <table:table-row table:style-name="ro1">
          <table:table-cell office:value-type="string" calcext:value-type="string">
            <text:p>суд</text:p>
          </table:table-cell>
          <table:table-cell/>
        </table:table-row>
      </table:table>
      <table:table table:name="Лист9" table:style-name="ta1">
        <table:table-column table:style-name="co16" table:default-cell-style-name="Default"/>
        <table:table-row table:style-name="ro1">
          <table:table-cell office:value-type="string" calcext:value-type="string">
            <text:p>Безопасность</text:p>
          </table:table-cell>
        </table:table-row>
        <table:table-row table:style-name="ro1">
          <table:table-cell office:value-type="string" calcext:value-type="string">
            <text:p>Ветеринария</text:p>
          </table:table-cell>
        </table:table-row>
        <table:table-row table:style-name="ro1">
          <table:table-cell office:value-type="string" calcext:value-type="string">
            <text:p>ЖКХ</text:p>
          </table:table-cell>
        </table:table-row>
        <table:table-row table:style-name="ro1">
          <table:table-cell office:value-type="string" calcext:value-type="string">
            <text:p>Здравоохранение</text:p>
          </table:table-cell>
        </table:table-row>
        <table:table-row table:style-name="ro1">
          <table:table-cell office:value-type="string" calcext:value-type="string">
            <text:p>Культура</text:p>
          </table:table-cell>
        </table:table-row>
        <table:table-row table:style-name="ro1">
          <table:table-cell office:value-type="string" calcext:value-type="string">
            <text:p>Лесное хозяйство</text:p>
          </table:table-cell>
        </table:table-row>
        <table:table-row table:style-name="ro1"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Образование</text:p>
          </table:table-cell>
        </table:table-row>
        <table:table-row table:style-name="ro1">
          <table:table-cell office:value-type="string" calcext:value-type="string">
            <text:p>Общественное питание</text:p>
          </table:table-cell>
        </table:table-row>
        <table:table-row table:style-name="ro1">
          <table:table-cell office:value-type="string" calcext:value-type="string">
            <text:p>Промышленность</text:p>
          </table:table-cell>
        </table:table-row>
        <table:table-row table:style-name="ro1">
          <table:table-cell office:value-type="string" calcext:value-type="string">
            <text:p>Связь</text:p>
          </table:table-cell>
        </table:table-row>
        <table:table-row table:style-name="ro1">
          <table:table-cell office:value-type="string" calcext:value-type="string">
            <text:p>Сельское хозяйство</text:p>
          </table:table-cell>
        </table:table-row>
        <table:table-row table:style-name="ro1">
          <table:table-cell office:value-type="string" calcext:value-type="string">
            <text:p>Социальное обеспечение</text:p>
          </table:table-cell>
        </table:table-row>
        <table:table-row table:style-name="ro1">
          <table:table-cell office:value-type="string" calcext:value-type="string">
            <text:p>Спорт</text:p>
          </table:table-cell>
        </table:table-row>
        <table:table-row table:style-name="ro1">
          <table:table-cell office:value-type="string" calcext:value-type="string">
            <text:p>Страхование</text:p>
          </table:table-cell>
        </table:table-row>
        <table:table-row table:style-name="ro1">
          <table:table-cell office:value-type="string" calcext:value-type="string">
            <text:p>Строительство</text:p>
          </table:table-cell>
        </table:table-row>
        <table:table-row table:style-name="ro1">
          <table:table-cell office:value-type="string" calcext:value-type="string">
            <text:p>Суд</text:p>
          </table:table-cell>
        </table:table-row>
        <table:table-row table:style-name="ro1"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Туризм</text:p>
          </table:table-cell>
        </table:table-row>
        <table:table-row table:style-name="ro1"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</table:table-row>
        <table:table-row table:style-name="ro1">
          <table:table-cell office:value-type="string" calcext:value-type="string">
            <text:p>Энергетика</text:p>
          </table:table-cell>
        </table:table-row>
      </table:table>
      <table:named-expressions>
        <table:named-range table:name="02de1" table:base-cell-address="$Лист1.$B$73" table:cell-range-address="$Лист1.$B$73"/>
        <table:named-range table:name="36335" table:base-cell-address="$Лист1.$B$59" table:cell-range-address="$Лист1.$B$59"/>
        <table:named-range table:name="3691b" table:base-cell-address="$Лист1.$B$13" table:cell-range-address="$Лист1.$B$13"/>
        <table:named-range table:name="3fa2e" table:base-cell-address="$Лист1.$B$72" table:cell-range-address="$Лист1.$B$72"/>
        <table:named-range table:name="42350" table:base-cell-address="$Лист1.$C$40" table:cell-range-address="$Лист1.$C$40"/>
        <table:named-range table:name="5a83f" table:base-cell-address="$Лист1.$C$22" table:cell-range-address="$Лист1.$C$22"/>
        <table:named-range table:name="645ee" table:base-cell-address="$Лист1.$B$47" table:cell-range-address="$Лист1.$B$47"/>
        <table:named-range table:name="86f0c" table:base-cell-address="$Лист1.$A$41" table:cell-range-address="$Лист1.$A$41"/>
        <table:named-range table:name="92552" table:base-cell-address="$Лист1.$A$21" table:cell-range-address="$Лист1.$A$21"/>
        <table:named-range table:name="9c57f" table:base-cell-address="$Лист1.$B$60" table:cell-range-address="$Лист1.$B$60"/>
      </table:named-expressions>
      <table:database-ranges>
        <table:database-range table:name="__Anonymous_Sheet_DB__8" table:target-range-address="Лист9.A1:Лист9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.00.0000</text:date>, <text:time style:data-style-name="N2" text:time-value="11:02:41.9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4T09:12:27.264000000</meta:creation-date>
    <dc:date>2019-12-03T16:35:27.370000000</dc:date>
    <meta:editing-duration>PT5H43M33S</meta:editing-duration>
    <meta:editing-cycles>5</meta:editing-cycles>
    <meta:generator>LibreOffice/6.3.1.2$Windows_x86 LibreOffice_project/b79626edf0065ac373bd1df5c28bd630b4424273</meta:generator>
    <meta:document-statistic meta:table-count="9" meta:cell-count="812" meta:object-count="0"/>
  </office:meta>
</office:document-meta>
</file>